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10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1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11-0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9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2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586" calcext:value-type="float">
            <text:p>17.00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25437241379" calcext:value-type="float">
            <text:p>16.75254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78736" calcext:value-type="float">
            <text:p>16.7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44144827586" calcext:value-type="float">
            <text:p>16.6644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4136" calcext:value-type="float">
            <text:p>16.59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29756" calcext:value-type="float">
            <text:p>17.15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94472258065" calcext:value-type="float">
            <text:p>17.4294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92616" calcext:value-type="float">
            <text:p>17.40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9028" calcext:value-type="float">
            <text:p>17.36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0493793103" calcext:value-type="float">
            <text:p>17.25104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9904516129" calcext:value-type="float">
            <text:p>17.179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4513548387" calcext:value-type="float">
            <text:p>17.7574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59512" calcext:value-type="float">
            <text:p>17.7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94588" calcext:value-type="float">
            <text:p>17.86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67" calcext:value-type="float">
            <text:p>18.18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61202580645" calcext:value-type="float">
            <text:p>18.3161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77047741936" calcext:value-type="float">
            <text:p>18.4577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36712" calcext:value-type="float">
            <text:p>18.6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91385806452" calcext:value-type="float">
            <text:p>18.8191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68376" calcext:value-type="float">
            <text:p>19.0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3220645161" calcext:value-type="float">
            <text:p>19.4883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85508571429" calcext:value-type="float">
            <text:p>19.5385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13584516129" calcext:value-type="float">
            <text:p>19.521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1223225806" calcext:value-type="float">
            <text:p>20.0041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6291862069" calcext:value-type="float">
            <text:p>19.96629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172516129" calcext:value-type="float">
            <text:p>20.0861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39776" calcext:value-type="float">
            <text:p>20.34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2993548387" calcext:value-type="float">
            <text:p>20.351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7303225806" calcext:value-type="float">
            <text:p>20.296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46052" calcext:value-type="float">
            <text:p>20.23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1143483871" calcext:value-type="float">
            <text:p>20.1611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01172" calcext:value-type="float">
            <text:p>20.14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3223225806" calcext:value-type="float">
            <text:p>20.0803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72451428571" calcext:value-type="float">
            <text:p>19.9772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72572903226" calcext:value-type="float">
            <text:p>19.8672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579" calcext:value-type="float">
            <text:p>19.65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80152" calcext:value-type="float">
            <text:p>19.57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2103225807" calcext:value-type="float">
            <text:p>19.565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922" calcext:value-type="float">
            <text:p>19.56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29256774194" calcext:value-type="float">
            <text:p>19.6229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9886451613" calcext:value-type="float">
            <text:p>19.6719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1068" calcext:value-type="float">
            <text:p>19.7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46428387097" calcext:value-type="float">
            <text:p>20.0146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95888" calcext:value-type="float">
            <text:p>20.17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1519483871" calcext:value-type="float">
            <text:p>20.1215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12185714286" calcext:value-type="float">
            <text:p>20.0912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73899354839" calcext:value-type="float">
            <text:p>20.1173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46776" calcext:value-type="float">
            <text:p>20.8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1152" calcext:value-type="float">
            <text:p>20.9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2410322581" calcext:value-type="float">
            <text:p>21.0522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6376" calcext:value-type="float">
            <text:p>21.43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21184516129" calcext:value-type="float">
            <text:p>21.792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77050322581" calcext:value-type="float">
            <text:p>22.097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35296" calcext:value-type="float">
            <text:p>22.09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70167741935" calcext:value-type="float">
            <text:p>22.097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1504" calcext:value-type="float">
            <text:p>22.08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49064" calcext:value-type="float">
            <text:p>22.03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1304827586" calcext:value-type="float">
            <text:p>22.01213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2650322581" calcext:value-type="float">
            <text:p>22.0062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93241290323" calcext:value-type="float">
            <text:p>22.3193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87152" calcext:value-type="float">
            <text:p>22.63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5450322581" calcext:value-type="float">
            <text:p>22.7225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58776" calcext:value-type="float">
            <text:p>22.84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57304" calcext:value-type="float">
            <text:p>22.78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4523870968" calcext:value-type="float">
            <text:p>22.792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5456" calcext:value-type="float">
            <text:p>22.8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34588387097" calcext:value-type="float">
            <text:p>22.7334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0970322581" calcext:value-type="float">
            <text:p>22.5670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01034285714" calcext:value-type="float">
            <text:p>22.4901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4570322581" calcext:value-type="float">
            <text:p>22.3994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4383" calcext:value-type="float">
            <text:p>22.114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16066086956" calcext:value-type="float">
            <text:p>22.031606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8051" calcext:value-type="float">
            <text:p>21.998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3085217391" calcext:value-type="float">
            <text:p>21.982308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419" calcext:value-type="float">
            <text:p>22.021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6072" calcext:value-type="float">
            <text:p>22.1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20336" calcext:value-type="float">
            <text:p>22.06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4952" calcext:value-type="float">
            <text:p>22.02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30192" calcext:value-type="float">
            <text:p>22.02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989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75328" calcext:value-type="float">
            <text:p>22.01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82" meta:object-count="0"/>
    <meta:user-defined meta:name="AppVersion">3.0</meta:user-defined>
  </office:meta>
</office:document-meta>
</file>